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 style:list-style-name="L1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sub 58%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a series of <text:span text:style-name="T1">N</text:span> requirements for Lego parts <text:span text:style-name="T1">R</text:span><text:span text:style-name="T3">i</text:span><text:span text:style-name="T2">: </text:span></text:p>
      <text:p text:style-name="P1"><draw:frame draw:style-name="fr1" draw:name="Object1" text:anchor-type="as-char" svg:y="-0.377cm" svg:width="3.27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I have a series of <text:span text:style-name="T1">M</text:span> sellers with availability <text:span text:style-name="T1">A</text:span><text:span text:style-name="T4">j,i </text:span>, price <text:span text:style-name="T1">P</text:span><text:span text:style-name="T4">j,i</text:span> and shipping costs <text:span text:style-name="T1">S</text:span><text:span text:style-name="T4">j</text:span> . For simplicity, assume that the shipping cost is independent from the volume of the order:</text:p>
      <text:p text:style-name="P1"><draw:frame draw:style-name="fr1" draw:name="Object2" text:anchor-type="as-char" svg:y="-0.377cm" svg:width="3.81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This means for example that if I order something from <text:span text:style-name="T1">j</text:span>-th seller I will spend as in the formula below, where <text:span text:style-name="T1">o</text:span><text:span text:style-name="T4">j,i</text:span> is the quantity of the <text:span text:style-name="T1">i</text:span><text:span text:style-name="T2">-th</text:span> item I am buying:</text:p>
      <text:p text:style-name="P1"><draw:frame draw:style-name="fr1" draw:name="Object3" text:anchor-type="as-char" svg:y="-0.714cm" svg:width="3.625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And the total cost of my Lego project is:</text:p>
      <text:p text:style-name="P1"><draw:frame draw:style-name="fr1" draw:name="Object4" text:anchor-type="as-char" svg:y="-0.714cm" svg:width="2.708cm" svg:height="1.13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The success of the project is measured by maximising function <text:span text:style-name="T1">Z</text:span> below that groups three objectives:</text:p>
      <text:list xml:id="list2282922743310638740" text:style-name="L1">
        <text:list-item>
          <text:p text:style-name="P2">satisfying as much as possible the requirements vs the availability (function <text:span text:style-name="T1">S</text:span>) </text:p>
        </text:list-item>
        <text:list-item>
          <text:p text:style-name="P2">at the lower total cost (function <text:span text:style-name="T1">C</text:span>)</text:p>
        </text:list-item>
        <text:list-item>
          <text:p text:style-name="P2">with the lowest number of suppliers (function <text:span text:style-name="T1">F</text:span>, as in fragmentation)</text:p>
        </text:list-item>
      </text:list>
      <text:p text:style-name="P1">k1 and k2 are weights one can use to fine tune the approach, e.g. spending more may be preferable to very high fragmentation.</text:p>
      <text:list xml:id="list624235029" text:continue-numbering="true" text:style-name="L1">
        <text:list-header>
          <text:p text:style-name="P2"/>
        </text:list-header>
      </text:list>
      <text:p text:style-name="P1"><draw:frame draw:style-name="fr1" draw:name="Object5" text:anchor-type="as-char" svg:y="-0.714cm" svg:width="4.503cm" svg:height="1.13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7" text:anchor-type="as-char" svg:y="-1.291cm" svg:width="4.17cm" svg:height="2.342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oft-page-break/><draw:frame draw:style-name="fr1" draw:name="Object6" text:anchor-type="as-char" svg:y="-0.695cm" svg:width="5.726cm" svg:height="1.148cm" draw:z-index="4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franco Cecconi</meta:initial-creator>
    <meta:creation-date>2014-05-07T18:19:38</meta:creation-date>
    <dc:date>2014-05-07T19:58:04</dc:date>
    <dc:creator>Gianfranco Cecconi</dc:creator>
    <meta:editing-duration>PT1H38M28S</meta:editing-duration>
    <meta:editing-cycles>8</meta:editing-cycles>
    <meta:generator>OpenOffice/4.0.1$Unix OpenOffice.org_project/401m5$Build-9714</meta:generator>
    <meta:document-statistic meta:table-count="0" meta:image-count="0" meta:object-count="7" meta:page-count="2" meta:paragraph-count="16" meta:word-count="157" meta:character-count="853"/>
  </office:meta>
</office:document-meta>
</file>

<file path=Object 1/content.xml><?xml version="1.0" encoding="utf-8"?>
<math xmlns="http://www.w3.org/1998/Math/MathML">
  <semantics>
    <mrow>
      <mrow>
        <mrow>
          <msub>
            <mi>R</mi>
            <mi>i</mi>
          </msub>
        </mrow>
        <mo stretchy="false">∈</mo>
        <mi>N</mi>
      </mrow>
      <mi>,</mi>
      <mi mathvariant="italic">with</mi>
      <mrow>
        <msub>
          <mi>R</mi>
          <mi>i</mi>
        </msub>
        <mo stretchy="false">&gt;</mo>
        <mn>0</mn>
      </mrow>
    </mrow>
    <annotation encoding="StarMath 5.0">{R_i} in N, with R_i &gt; 0 
 

</annotation>
  </semantics>
</math>
</file>

<file path=Object 2/content.xml><?xml version="1.0" encoding="utf-8"?>
<math xmlns="http://www.w3.org/1998/Math/MathML">
  <semantics>
    <mrow>
      <mrow>
        <msub>
          <mi>A</mi>
          <mrow>
            <mi>j</mi>
            <mi>,</mi>
            <mi>i</mi>
          </mrow>
        </msub>
        <mo stretchy="false">∈</mo>
        <mi>N</mi>
      </mrow>
      <mi>,</mi>
      <mi mathvariant="italic">with</mi>
      <mrow>
        <msub>
          <mi>A</mi>
          <mrow>
            <mi>j</mi>
            <mi>,</mi>
            <mi>i</mi>
          </mrow>
        </msub>
        <mo stretchy="false">⩾</mo>
        <mn>0</mn>
      </mrow>
    </mrow>
    <annotation encoding="StarMath 5.0">A_{j,i} in N, with A_{j,i} geslant 0 
 

</annotation>
  </semantics>
</math>
</file>

<file path=Object 3/content.xml><?xml version="1.0" encoding="utf-8"?>
<math xmlns="http://www.w3.org/1998/Math/MathML">
  <semantics>
    <mrow>
      <mrow>
        <mrow>
          <msub>
            <mi>c</mi>
            <mi>j</mi>
          </msub>
        </mrow>
        <mo stretchy="false">=</mo>
        <mrow>
          <msub>
            <mi>S</mi>
            <mi>j</mi>
          </msub>
          <mo stretchy="false">+</mo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sub>
                <mi>o</mi>
                <mrow>
                  <mi>j</mi>
                  <mi>,</mi>
                  <mi>i</mi>
                </mrow>
              </msub>
            </mrow>
            <mo stretchy="false">⋅</mo>
            <msub>
              <mi>P</mi>
              <mrow>
                <mi>j</mi>
                <mi>,</mi>
                <mi>i</mi>
              </mrow>
            </msub>
          </mrow>
        </mrow>
      </mrow>
    </mrow>
    <annotation encoding="StarMath 5.0">{c_j} = S_j + sum from{i = 1} to N o_{j,i} cdot P_{j,i} 
 

</annotation>
  </semantics>
</math>
</file>

<file path=Object 4/content.xml><?xml version="1.0" encoding="utf-8"?>
<math xmlns="http://www.w3.org/1998/Math/MathML">
  <semantics>
    <mrow>
      <mi>C</mi>
      <mrow>
        <mrow>
          <mo stretchy="false">(</mo>
          <mrow>
            <msub>
              <mi>o</mi>
              <mrow>
                <mi>j</mi>
                <mi>,</mi>
                <mi>i</mi>
              </mrow>
            </msub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i>M</mi>
          </munderover>
          <msub>
            <mi>c</mi>
            <mi>j</mi>
          </msub>
        </mrow>
      </mrow>
    </mrow>
    <annotation encoding="StarMath 5.0">C(o_{j,i}) = sum from{j = 1} to M c_j 
 </annotation>
  </semantics>
</math>
</file>

<file path=Object 5/content.xml><?xml version="1.0" encoding="utf-8"?>
<math xmlns="http://www.w3.org/1998/Math/MathML">
  <semantics>
    <mrow>
      <mi>S</mi>
      <mrow>
        <mrow>
          <mo stretchy="false">(</mo>
          <mrow>
            <msub>
              <mi>o</mi>
              <mrow>
                <mi>j</mi>
                <mi>,</mi>
                <mi>i</mi>
              </mrow>
            </msub>
          </mrow>
          <mo stretchy="false">)</mo>
        </mrow>
        <mo stretchy="false">=</mo>
        <mrow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row>
                  <mi>i</mi>
                  <mo stretchy="false">=</mo>
                  <mi>N</mi>
                </mrow>
              </mrow>
            </munderover>
            <mrow>
              <mo stretchy="false">∣</mo>
              <mrow>
                <mrow>
                  <msub>
                    <mi>r</mi>
                    <mi>i</mi>
                  </msub>
                  <mo stretchy="false">−</mo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row>
                          <mi>j</mi>
                          <mo stretchy="false">=</mo>
                          <mi>M</mi>
                        </mrow>
                      </mrow>
                    </munderover>
                    <msub>
                      <mi>o</mi>
                      <mrow>
                        <mi>j</mi>
                        <mi>,</mi>
                        <mi>i</mi>
                      </mrow>
                    </msub>
                  </mrow>
                </mrow>
              </mrow>
              <mo stretchy="false">∣</mo>
            </mrow>
          </mrow>
        </mrow>
      </mrow>
    </mrow>
    <annotation encoding="StarMath 5.0">S(o_{j,i}) = {sum from{i = 1} to {i = N} lline r_i- sum from {j = 1} to {j = M} o_{j,i} rline}</annotation>
  </semantics>
</math>
</file>

<file path=Object 6/content.xml><?xml version="1.0" encoding="utf-8"?>
<math xmlns="http://www.w3.org/1998/Math/MathML">
  <semantics>
    <mrow>
      <mi>Z</mi>
      <mrow>
        <mrow>
          <mo stretchy="false">(</mo>
          <mrow>
            <msub>
              <mi>o</mi>
              <mrow>
                <mi>j</mi>
                <mi>,</mi>
                <mi>i</mi>
              </mrow>
            </msub>
          </mrow>
          <mo stretchy="false">)</mo>
        </mrow>
        <mo stretchy="false">=</mo>
        <mfrac>
          <mrow>
            <mi>S</mi>
            <mrow>
              <mo stretchy="false">(</mo>
              <mrow>
                <msub>
                  <mi>o</mi>
                  <mrow>
                    <mi>j</mi>
                    <mi>,</mi>
                    <mi>i</mi>
                  </mrow>
                </msub>
              </mrow>
              <mo stretchy="false">)</mo>
            </mrow>
          </mrow>
          <mrow>
            <mrow>
              <msub>
                <mi>k</mi>
                <mn>1</mn>
              </msub>
              <mo stretchy="false">⋅</mo>
              <mi>C</mi>
            </mrow>
            <mrow>
              <mrow>
                <mo stretchy="false">(</mo>
                <mrow>
                  <msub>
                    <mi>o</mi>
                    <mrow>
                      <mi>j</mi>
                      <mi>,</mi>
                      <mi>i</mi>
                    </mrow>
                  </msub>
                </mrow>
                <mo stretchy="false">)</mo>
              </mrow>
              <mo stretchy="false">+</mo>
              <mrow>
                <msub>
                  <mi>k</mi>
                  <mn>2</mn>
                </msub>
                <mo stretchy="false">⋅</mo>
                <mi>F</mi>
              </mrow>
            </mrow>
            <mrow>
              <mo stretchy="false">(</mo>
              <mrow>
                <msub>
                  <mi>o</mi>
                  <mrow>
                    <mi>j</mi>
                    <mi>,</mi>
                    <mi>i</mi>
                  </mrow>
                </msub>
              </mrow>
              <mo stretchy="false">)</mo>
            </mrow>
          </mrow>
        </mfrac>
      </mrow>
    </mrow>
    <annotation encoding="StarMath 5.0">Z(o_{j,i}) = {S(o_{j,i})} over {k_1 cdot C(o_{j,i}) + k_2 cdot F(o_{j,i})}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sub>
              <mi>o</mi>
              <mrow>
                <mi>j</mi>
                <mi>,</mi>
                <mi>i</mi>
              </mrow>
            </msub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i>M</mi>
            </mrow>
          </munderover>
          <mrow>
            <mfrac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sub>
                  <mi>o</mi>
                  <mrow>
                    <mi>j</mi>
                    <mi>,</mi>
                    <mi>i</mi>
                  </mrow>
                </msub>
              </mrow>
              <mrow>
                <mrow>
                  <mn>1</mn>
                  <mo stretchy="false">+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o</mi>
                      <mrow>
                        <mi>j</mi>
                        <mi>,</mi>
                        <mi>i</mi>
                      </mrow>
                    </msub>
                  </mrow>
                </mrow>
              </mrow>
            </mfrac>
          </mrow>
        </mrow>
      </mrow>
    </mrow>
    <annotation encoding="StarMath 5.0">F(o_{j,i}) = sum from{j = 1} to {M} { sum from{i = 1} to {N} o_{j,i} over {1 + sum from{i = 1} to {N} o_{j,i}}}  

</annotation>
  </semantics>
</math>
</file>